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QueryBean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page( Hits hi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LuceneQueryBean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addCriterion( SimpleLuceneCriterionBean criter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QueryBean.get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arch( LuceneCocoonSearcher sear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LuceneQueryBean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impleLuceneQueryBean( String type , String bool , String match , String field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LuceneQuery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Page( Lo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Total( Lo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QueryBean.SimpleLuceneQue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uceneQueryBean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QueryBean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removeCriterion( SimpleLuceneCriterionBean criter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Criteria( List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Bool( String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